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C000000060443AB233203F4528.png" manifest:media-type="image/png"/>
  <manifest:file-entry manifest:full-path="Pictures/1000000000000CEC000009B1DBB261B62DB9ED98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 Devanagari" svg:font-family="'Droid Sans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Sans Devanagari2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subtitle">
      <style:graphic-properties draw:fill-color="#ffffff" fo:min-height="12.179cm"/>
    </style:style>
    <style:style style:name="pr6" style:family="presentation" style:parent-style-name="Inspiration-subtitle">
      <style:graphic-properties draw:fill-color="#ffffff" fo:min-height="12.661cm"/>
    </style:style>
    <style:style style:name="pr7" style:family="presentation" style:parent-style-name="Inspiration-subtitle">
      <style:graphic-properties draw:fill-color="#ffffff" fo:min-height="15.193cm"/>
    </style:style>
    <style:style style:name="pr8" style:family="presentation" style:parent-style-name="Inspiration-subtitle">
      <style:graphic-properties draw:fill-color="#ffffff" draw:auto-grow-height="true" fo:min-height="12.661cm"/>
    </style:style>
    <style:style style:name="pr9" style:family="presentation" style:parent-style-name="Inspiration-subtitle">
      <style:graphic-properties draw:fill-color="#ffffff" draw:auto-grow-height="true" fo:min-height="16.459cm"/>
    </style:style>
    <style:style style:name="pr10" style:family="presentation" style:parent-style-name="Inspiration-outline1">
      <style:graphic-properties fo:min-height="11.929cm"/>
    </style:style>
    <style:style style:name="pr11" style:family="presentation" style:parent-style-name="Inspiration-notes">
      <style:graphic-properties draw:fill-color="#ffffff" fo:min-height="1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text-properties fo:font-size="80pt" style:font-size-asian="80pt" style:font-size-complex="8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3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6" style:family="text">
      <style:text-properties style:font-name="Liberation Sans2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ogramación Concurrente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p><text:span text:style-name="T1">Qt y concurrencia</text:span></text:p>
            <text:p><text:span text:style-name="T1"/></text:p>
            <text:p text:style-name="P1"><text:span text:style-name="T2">Lourdes Mas Lillo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Qt</text:p>
          </draw:text-box>
        </draw:frame>
        <draw:frame presentation:style-name="pr2" draw:text-style-name="P3" draw:layer="layout" svg:width="25.2cm" svg:height="12.179cm" svg:x="1.4cm" svg:y="5cm" presentation:class="subtitle" presentation:user-transformed="true">
          <draw:text-box>
            <text:p>Framework multiplataforma orientado a objetos usado ampliamente para desarrollar programas que utilicen interfaz gráfica, pero también se usa para otros tipos de herramientas para línea de comandos y consolas de servidores sin necesidad de interfaz gráfica.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esarrollo</text:p>
          </draw:text-box>
        </draw:frame>
        <draw:frame presentation:style-name="pr2" draw:text-style-name="P3" draw:layer="layout" svg:width="25.2cm" svg:height="12.179cm" svg:x="1.4cm" svg:y="5cm" presentation:class="subtitle" presentation:user-transformed="true">
          <draw:text-box>
            <text:p>En 1991TrollTech comienza su desarrollo.</text:p>
            <text:p>Nokia, Digia</text:p>
            <text:p>The Qt Company, Qt Project</text:p>
            <text:p>comunidad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Licencia</text:p>
          </draw:text-box>
        </draw:frame>
        <draw:frame presentation:style-name="pr2" draw:text-style-name="P4" draw:layer="layout" svg:width="25.2cm" svg:height="12.179cm" svg:x="1.4cm" svg:y="5cm" presentation:class="subtitle">
          <draw:text-box>
            <text:p><text:span text:style-name="T3">Software libre y de código abierto,</text:span></text:p>
            <text:p><text:span text:style-name="T3">GPL 2.0 y 3.0</text:span></text:p>
            <text:p><text:span text:style-name="T3">LGPL 3.0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Qt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p>Funciona en mayoria de plataformas de escritorio</text:p>
            <text:p>Moviles</text:p>
            <text:p>Sistemas embebidos</text:p>
            <text:p>Interfaces con aspecto nativo</text:p>
            <text:p>Soporta varios compiladores incluyendo gcc C++ y Visual Studio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Módulos</text:p>
          </draw:text-box>
        </draw:frame>
        <draw:frame presentation:style-name="pr2" draw:text-style-name="P4" draw:layer="layout" svg:width="25.2cm" svg:height="12.179cm" svg:x="1.4cm" svg:y="5cm" presentation:class="subtitle" presentation:placeholder="true">
          <draw:text-box/>
        </draw:frame>
        <draw:frame draw:style-name="standard" draw:layer="layout" svg:width="14.098cm" svg:height="10.393cm" svg:x="7.116cm" svg:y="5.5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Qt Core</text:p>
              </table:table-cell>
              <table:table-cell>
                <text:p>Modulo básico</text:p>
              </table:table-cell>
            </table:table-row>
            <table:table-row table:style-name="ro1" table:default-cell-style-name="gray2">
              <table:table-cell>
                <text:p>Qt GUI</text:p>
              </table:table-cell>
              <table:table-cell>
                <text:p>Módulo central para interfaces</text:p>
              </table:table-cell>
            </table:table-row>
            <table:table-row table:style-name="ro1" table:default-cell-style-name="gray1">
              <table:table-cell>
                <text:p>Qt Widgets</text:p>
              </table:table-cell>
              <table:table-cell>
                <text:p>Contiene clases para interfaces basadas en widgets</text:p>
              </table:table-cell>
            </table:table-row>
            <table:table-row table:style-name="ro1" table:default-cell-style-name="gray2">
              <table:table-cell>
                <text:p>Qt QML</text:p>
              </table:table-cell>
              <table:table-cell>
                <text:p>Modulo para QML y lenguajes Javascript</text:p>
              </table:table-cell>
            </table:table-row>
            <table:table-row table:style-name="ro2" table:default-cell-style-name="gray1">
              <table:table-cell>
                <text:p>...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Módulo Qt Core</text:p>
          </draw:text-box>
        </draw:frame>
        <draw:frame presentation:style-name="pr2" draw:text-style-name="P4" draw:layer="layout" svg:width="25.2cm" svg:height="12.179cm" svg:x="1.4cm" svg:y="5cm" presentation:class="subtitle">
          <draw:text-box>
            <text:p>Para poder trabajar la concurrencia con Qt necesitamos el módulo Qt Core</text:p>
            <text:p>Meta-objetos</text:p>
            <text:p>Concurrencia</text:p>
            <text:p>Threading</text:p>
            <text:p>contenedores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plicaciones que usan Qt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p>Autodesk Maya (Autodesk Maya 2011 creada usando Qt por Nokia)</text:p>
            <text:p>Google Earth (Qt WebKit)</text:p>
            <text:p>TeamViewer (interfaz nativa Qt)</text:p>
            <text:p>VirtualBox (Qt frontend)</text:p>
            <text:p>Agencia Espacial Europea (solución multiplataforma para generar mapas digitales de Marte)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Qthread</text:p>
          </draw:text-box>
        </draw:frame>
        <draw:frame presentation:style-name="pr5" draw:text-style-name="P7" draw:layer="layout" svg:width="25.2cm" svg:height="12.179cm" svg:x="1.4cm" svg:y="5cm" presentation:class="subtitle" presentation:user-transformed="true">
          <draw:text-box>
            <text:list text:style-name="L1">
              <text:list-header>
                <text:p text:style-name="P6"><text:span text:style-name="T3">Para usar hilos en Qt: Qthread</text:span></text:p>
              </text:list-header>
              <text:list-item>
                <text:p text:style-name="P6"><text:span text:style-name="T3">#include &lt;Qthread&gt;</text:span></text:p>
              </text:list-item>
              <text:list-item>
                <text:p text:style-name="P6"><text:span text:style-name="T3">Qmake: QT += core</text:span></text:p>
              </text:list-item>
              <text:list-item>
                <text:p text:style-name="P6"><text:span text:style-name="T3">Heredar de la clase Qthread</text:span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Objeto Qthread: inicio</text:p>
          </draw:text-box>
        </draw:frame>
        <draw:frame presentation:style-name="pr5" draw:text-style-name="P7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6"><text:span text:style-name="T3">Tiene un hilo de control</text:span></text:p>
              </text:list-item>
              <text:list-item>
                <text:p text:style-name="P6"><text:span text:style-name="T3">start(Priority prioridad): Comienza la ejecución llamando a run(), la gestión de la prioridad dependerá del SO</text:span></text:p>
              </text:list-item>
              <text:list-item>
                <text:p text:style-name="P6"><text:span text:style-name="T3">Run(): inicio de ejecución de Qtreads</text:span></text:p>
              </text:list-item>
              <text:list-item>
                <text:p text:style-name="P6"><text:span text:style-name="T3">Exec(): se llama desde run() y espera a que sea llamado exit(), devolviendo el valor que devuelve esa función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Objeto Qthread: inicio</text:p>
          </draw:text-box>
        </draw:frame>
        <draw:frame presentation:style-name="pr6" draw:text-style-name="P7" draw:layer="layout" svg:width="25.2cm" svg:height="12.661cm" svg:x="1.4cm" svg:y="4.759cm" presentation:class="subtitle" presentation:user-transformed="true">
          <draw:text-box>
            <text:p text:style-name="P6"><text:span text:style-name="T3">Prioridades:</text:span></text:p>
            <text:p text:style-name="P6"><text:span text:style-name="T3">0</text:span><text:span text:style-name="T3"><text:tab/></text:span><text:span text:style-name="T3">IdlePriority</text:span></text:p>
            <text:p text:style-name="P6"><text:span text:style-name="T3">1</text:span><text:span text:style-name="T3"><text:tab/></text:span><text:span text:style-name="T3">LowestPriority</text:span></text:p>
            <text:p text:style-name="P6"><text:span text:style-name="T3">2 </text:span><text:span text:style-name="T3"><text:tab/></text:span><text:span text:style-name="T3">LowPriority</text:span></text:p>
            <text:p text:style-name="P6"><text:span text:style-name="T3">3</text:span><text:span text:style-name="T3"><text:tab/></text:span><text:span text:style-name="T3">NormalPriority</text:span></text:p>
            <text:p text:style-name="P6"><text:span text:style-name="T3">4</text:span><text:span text:style-name="T3"><text:tab/></text:span><text:span text:style-name="T3">HighPriority</text:span></text:p>
            <text:p text:style-name="P6"><text:span text:style-name="T3">5</text:span><text:span text:style-name="T3"><text:tab/></text:span><text:span text:style-name="T3">HighestPriority</text:span></text:p>
            <text:p text:style-name="P6"><text:span text:style-name="T3">6</text:span><text:span text:style-name="T3"><text:tab/></text:span><text:span text:style-name="T3">TimeCriticalPriority</text:span></text:p>
            <text:p text:style-name="P6"><text:span text:style-name="T3">7</text:span><text:span text:style-name="T3"><text:tab/></text:span><text:span text:style-name="T3">InheritPriority</text:span><text:span text:style-name="T3"><text:tab/></text:span><text:span text:style-name="T3"><text:tab/></text:span><text:span text:style-name="T3"><text:tab/></text:span><text:span text:style-name="T3">Por defecto, como hilo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adr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Objeto Qthread: estado</text:p>
          </draw:text-box>
        </draw:frame>
        <draw:frame presentation:style-name="pr5" draw:text-style-name="P7" draw:layer="layout" svg:width="25.2cm" svg:height="12.179cm" svg:x="1.4cm" svg:y="5cm" presentation:class="subtitle" presentation:user-transformed="true">
          <draw:text-box>
            <text:list text:style-name="L1">
              <text:list-header>
                <text:p text:style-name="P6"><text:span text:style-name="T3">QThread notifica mediante señal cuando el hilo empieza y termina:</text:span></text:p>
              </text:list-header>
              <text:list-item>
                <text:p text:style-name="P6"><text:span text:style-name="T3">Started(): señal de inicio (justo antes del run())</text:span></text:p>
              </text:list-item>
              <text:list-item>
                <text:p text:style-name="P6"><text:span text:style-name="T3">Finished(): señal de final (después de todos los eventos de hilo y antes de su eliminación)</text:span></text:p>
                <text:p text:style-name="P6"><text:span text:style-name="T3">Consulta:</text:span></text:p>
              </text:list-item>
              <text:list-item>
                <text:p text:style-name="P6"><text:span text:style-name="T3">IsFinished()</text:span></text:p>
              </text:list-item>
              <text:list-item>
                <text:p text:style-name="P6"><text:span text:style-name="T3">IsRunning()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Objeto Qthread: fin</text:p>
          </draw:text-box>
        </draw:frame>
        <draw:frame presentation:style-name="pr7" draw:text-style-name="P7" draw:layer="layout" svg:width="25.2cm" svg:height="15.193cm" svg:x="1.4cm" svg:y="3.493cm" presentation:class="subtitle" presentation:user-transformed="true">
          <draw:text-box>
            <text:list text:style-name="L1">
              <text:list-header>
                <text:p text:style-name="P6"><text:span text:style-name="T3">Se puede parar el hilo de diversas formas:</text:span></text:p>
              </text:list-header>
              <text:list-item>
                <text:p text:style-name="P6"><text:span text:style-name="T3">Exit(int codigo): el hilo termina devolviendo a través de exec(), por convención, un código de 0 indica éxito</text:span></text:p>
              </text:list-item>
              <text:list-item>
                <text:p text:style-name="P6"><text:span text:style-name="T3">Quit(): indica al hilo que termine con código de 0</text:span></text:p>
              </text:list-item>
              <text:list-item>
                <text:p text:style-name="P6"><text:span text:style-name="T3">Terminate(): Termina la ejecución del hilo, haya o <text:s/>no terminado inmediatamente, dependiendo del SO, para asegurar el buen funcionamiento, <text:s/>usar wait(). Al terminar todos los hilos que esperaran serán despertados</text:span></text:p>
              </text:list-item>
              <text:list-item>
                <text:p text:style-name="P6"><text:span text:style-name="T3">SetTerminationEnabled(bool enabled = true): se utiliza para habilitat o deshabilatar terminate()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Objeto Qthread: espera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6">Wait(unsigned long tiempo = ULONG_MAX): bloquea al hilo hasta que otro hilo termina la ejecución o hasta que un determinado tiempo en milisegundos ha pasado.</text:p>
              </text:list-item>
              <text:list-item>
                <text:p text:style-name="P6">sleep(unsigned long segundos)</text:p>
              </text:list-item>
              <text:list-item>
                <text:p text:style-name="P6">msleep(unsigned long milisegundos)</text:p>
              </text:list-item>
              <text:list-item>
                <text:p text:style-name="P6">usleep(unsigned long microsegundos)</text:p>
              </text:list-item>
            </text:list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ompilación</text:p>
          </draw:text-box>
        </draw:frame>
        <draw:frame presentation:style-name="pr2" draw:text-style-name="P4" draw:layer="layout" svg:width="25.2cm" svg:height="12.179cm" svg:x="1.4cm" svg:y="5cm" presentation:class="subtitle">
          <draw:text-box>
            <text:p><text:span text:style-name="T3">gcc – o name file.cpp</text:span></text:p>
            <text:p><text:span text:style-name="T3"/></text:p>
          </draw:text-box>
        </draw:frame>
        <draw:frame draw:style-name="gr2" draw:text-style-name="P8" draw:layer="layout" svg:width="18.626cm" svg:height="2.539cm" svg:x="4.318cm" svg:y="11.43cm">
          <draw:image xlink:href="Pictures/10000000000002C000000060443AB233203F452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olución</text:p>
          </draw:text-box>
        </draw:frame>
        <draw:frame presentation:style-name="pr2" draw:text-style-name="P4" draw:layer="layout" svg:width="25.2cm" svg:height="12.179cm" svg:x="1.4cm" svg:y="5cm" presentation:class="subtitle">
          <draw:text-box>
            <text:p><text:span text:style-name="T3">Crear .pro y correr “qmake” para crear un makefile automáticamente</text:span></text:p>
            <text:p><text:span text:style-name="T3">Finalmente correr “make”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Ejemplo: wait y QMutex</text:p>
          </draw:text-box>
        </draw:frame>
        <draw:frame presentation:style-name="pr2" draw:text-style-name="P4" draw:layer="layout" svg:width="25.2cm" svg:height="12.179cm" svg:x="1.4cm" svg:y="5cm" presentation:class="subtitle">
          <draw:text-box>
            <text:p><text:span text:style-name="T3">waits.cpp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Ejemplo: semáforo</text:p>
          </draw:text-box>
        </draw:frame>
        <draw:frame presentation:style-name="pr2" draw:text-style-name="P4" draw:layer="layout" svg:width="25.2cm" svg:height="12.179cm" svg:x="1.4cm" svg:y="5cm" presentation:class="subtitle">
          <draw:text-box>
            <text:p><text:span text:style-name="T3">semaforos.cpp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Hilos sin candados ni Mutex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p text:style-name="P6">Mutex funciona correctamente, pero lento por el candado:</text:p>
            <text:list text:style-name="L1">
              <text:list-item>
                <text:p text:style-name="P6">Bloquea hilos</text:p>
              </text:list-item>
              <text:list-item>
                <text:p text:style-name="P6">SO: más cambios de contexto, caros por limpiar de las caches los procesos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Hilos sin candados ni Mutex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p text:style-name="P6">Ejemplo: programa dividido en procesos, para que la app no caiga si uno falla…</text:p>
            <text:p text:style-name="P6"/>
            <text:p text:style-name="P6">… si falla mientras está en la S.C puede causar un deadlock en la app</text:p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Ejecución sin candado</text:p>
          </draw:text-box>
        </draw:frame>
        <draw:frame presentation:style-name="pr2" draw:text-style-name="P7" draw:layer="layout" svg:width="25.2cm" svg:height="12.179cm" svg:x="1.4cm" svg:y="5cm" presentation:class="subtitle" presentation:user-transformed="true">
          <draw:text-box>
            <text:p text:style-name="P6"><text:span text:style-name="T3">Ejecucion desordenada: CPU ejecuta bloques de instrucciónes de forma eficiente sin contar con el orden, esto puede causar inconsistencia.</text:span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Hilos sin candados ni Mutex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p text:style-name="P6">Solución: operaciones atómicas</text:p>
            <text:p text:style-name="P6">Qt : QatomicInt QatomicPointer</text:p>
            <text:p text:style-name="P6"/>
            <text:list text:style-name="L1">
              <text:list-item>
                <text:p text:style-name="P6">Clases que envuelven un int o puntero para realizar operaciones atómicas sobre el.</text:p>
              </text:list-item>
              <text:list-item>
                <text:p text:style-name="P6"/>
              </text:list-item>
              <text:list-item>
                <text:p text:style-name="P6">Implementadas en ensamblador</text:p>
              </text:list-item>
            </text:list>
            <text:p text:style-name="P6"/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QAtomic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p text:style-name="P6">Operaciones Básicas</text:p>
            <text:p text:style-name="P6"/>
            <text:p text:style-name="P6"/>
            <text:list text:style-name="L1">
              <text:list-item>
                <text:p text:style-name="P6">FetchAndAdd: incrementar valor</text:p>
              </text:list-item>
              <text:list-item>
                <text:p text:style-name="P6">FetchAndStore: Leer-modificar-escribir</text:p>
              </text:list-item>
              <text:list-item>
                <text:p text:style-name="P6">TestAndSet: comparar e intercambiar</text:p>
              </text:list-item>
            </text:list>
            <text:p text:style-name="P6"/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QAtomic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p text:style-name="P6">Ejemplo:</text:p>
            <text:p text:style-name="P6"/>
            <text:p text:style-name="P6">QatomicPointer&lt;int&gt; p;</text:p>
            <text:p text:style-name="P6">Int x;</text:p>
            <text:p text:style-name="P6">x = 1;</text:p>
            <text:p text:style-name="P6">p.fetchAndStoreRelease(&amp;x);</text:p>
            <text:p text:style-name="P6"/>
            <text:p text:style-name="P6">¿Por qué Release?</text:p>
            <text:p text:style-name="P6"/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QAtomic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p text:style-name="P6">Porque x debe tener el valor asignado para que podamos realizar la asignación atómica correctamente.</text:p>
            <text:p text:style-name="P6"/>
            <text:p text:style-name="P6">Uso de vallas.</text:p>
            <text:p text:style-name="P6"/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QAtomic</text:p>
          </draw:text-box>
        </draw:frame>
        <draw:frame presentation:style-name="pr8" draw:text-style-name="P4" draw:layer="layout" svg:width="25.2cm" svg:height="12.661cm" svg:x="1.4cm" svg:y="4.759cm" presentation:class="subtitle" presentation:user-transformed="true">
          <draw:text-box>
            <text:p text:style-name="P6">Vallas</text:p>
            <text:p text:style-name="P6"/>
            <text:list text:style-name="L1">
              <text:list-item>
                <text:p text:style-name="P6">Acquire: no se adelantarán a la operación atómica otras operaciones de lectura u escritura.</text:p>
              </text:list-item>
              <text:list-item>
                <text:p text:style-name="P6"><text:span text:style-name="T4">Release: </text:span>no se atrasarán a la operación atómica otras operaciones de lectura u escritura.</text:p>
              </text:list-item>
              <text:list-item>
                <text:p text:style-name="P6">Ordered: Una mezcla de las dos anteriores, más segura.</text:p>
              </text:list-item>
              <text:list-item>
                <text:p text:style-name="P6">Relaxed: Sin vallas.</text:p>
              </text:list-item>
            </text:list>
            <text:p text:style-name="P6"/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Qt Concurrent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p text:style-name="P6">Permite escribir programas multihilo sin usar primitivas de bajo nivel como mutex, waits, o semaforos.</text:p>
            <text:p text:style-name="P6"/>
            <text:p text:style-name="P6">Ajusta automáticamente el número de hilos según los procesadores disponibles, lo que permite que la aplicación escale.</text:p>
            <text:p text:style-name="P6"/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Qt Concurrent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p text:style-name="P6">Incluye APIs para procesamiento de listas en paralelo, usando programación funcional incluyendo:</text:p>
            <text:p text:style-name="P6">MapReduce y FilterReduce para memoria compartida</text:p>
            <text:p text:style-name="P6"/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Qt Concurrent</text:p>
          </draw:text-box>
        </draw:frame>
        <draw:frame presentation:style-name="pr8" draw:text-style-name="P4" draw:layer="layout" svg:width="25.2cm" svg:height="12.661cm" svg:x="1.4cm" svg:y="4.759cm" presentation:class="subtitle" presentation:user-transformed="true">
          <draw:text-box>
            <text:p text:style-name="P6">Qfuture: representa el resultado de una computación asincrona</text:p>
            <text:p text:style-name="P6">Podemos trabajar con ella usando</text:p>
            <text:list text:style-name="L1">
              <text:list-item>
                <text:p text:style-name="P6">QFutureIterator: Permite iterar sobre los resultados de una QFuture</text:p>
              </text:list-item>
              <text:list-item>
                <text:p text:style-name="P6">QFutureWatcher:permite moniturizar QFuture usando señales</text:p>
              </text:list-item>
              <text:list-item>
                <text:p text:style-name="P6">QFutureSynchronizer: sincroniza automáticamente varias QFuture</text:p>
              </text:list-item>
            </text:list>
            <text:p text:style-name="P6"/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Qt Concurrent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p text:style-name="P6">Es compatible con STL pero trabaja mejor con iteradores de acceso random como QList y QVector. </text:p>
            <text:p text:style-name="P6"/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Qt Concurrent</text:p>
          </draw:text-box>
        </draw:frame>
        <draw:frame presentation:style-name="pr9" draw:text-style-name="P4" draw:layer="layout" svg:width="25.2cm" svg:height="16.459cm" svg:x="1.4cm" svg:y="2.86cm" presentation:class="subtitle" presentation:user-transformed="true">
          <draw:text-box>
            <text:p text:style-name="P6"><text:span text:style-name="T2"/></text:p>
            <text:p text:style-name="P6"><text:span text:style-name="T2">void hola(QString nombre){</text:span></text:p>
            <text:p text:style-name="P6"><text:span text:style-name="T2"><text:tab/></text:span><text:span text:style-name="T2">qDebug() &lt;&lt; “Hola” &lt;&lt; nombre &lt;&lt; “soy” &lt;&lt; </text:span><text:span text:style-name="T2"><text:tab/></text:span><text:span text:style-name="T2"><text:tab/></text:span><text:span text:style-name="T2"><text:tab/></text:span><text:span text:style-name="T2">Qthread::currentThread();</text:span></text:p>
            <text:p text:style-name="P6"><text:span text:style-name="T2">}</text:span></text:p>
            <text:p text:style-name="P6"><text:span text:style-name="T2">Int main(int argc, char **argv){</text:span></text:p>
            <text:p text:style-name="P6"><text:span text:style-name="T2"><text:tab/></text:span><text:span text:style-name="T2">QApplication app(argc,argv);</text:span></text:p>
            <text:p text:style-name="P6"><text:span text:style-name="T2"><text:tab/></text:span><text:span text:style-name="T2">QFuture&lt;void&gt; hola1 = run(hola, QString(“Maria”));</text:span></text:p>
            <text:p text:style-name="P6"><text:span text:style-name="T5"><text:tab/></text:span><text:span text:style-name="T2">QFuture&lt;void&gt; hola2 = run(hola, Qstring(“Pablo”));</text:span></text:p>
            <text:p text:style-name="P6"><text:span text:style-name="T2"><text:tab/></text:span><text:span text:style-name="T2">hola1.waitForFinished();</text:span></text:p>
            <text:p text:style-name="P6"><text:span text:style-name="T2"><text:tab/></text:span><text:span text:style-name="T2">hola2.waitForFinished();</text:span></text:p>
            <text:p text:style-name="P6"><text:span text:style-name="T2">}</text:span></text:p>
            <text:p text:style-name="P6"/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Bibliografía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p text:style-name="P6"><text:span text:style-name="T6">Qt documentación:</text:span></text:p>
            <text:list text:style-name="L4">
              <text:list-item>
                <text:p text:style-name="P6"><text:span text:style-name="T6"><text:a xlink:href="http://doc.qt.io/" xlink:type="simple">http://doc.qt.io/</text:a></text:span></text:p>
              </text:list-item>
            </text:list>
            <text:p text:style-name="P6"><text:span text:style-name="T6">Artículos:</text:span></text:p>
            <text:list text:continue-numbering="true" text:style-name="L4">
              <text:list-item>
                <text:p text:style-name="P6"><text:span text:style-name="T6"><text:a xlink:href="https://web.archive.org/web/20110723145736/http://qt.nokia.com/qt-in-use/autodesk/" xlink:type="simple">https://web.archive.org/web/20110723145736/http://qt.nokia.com/qt-in-use/autodesk/</text:a></text:span></text:p>
              </text:list-item>
              <text:list-item>
                <text:p text:style-name="P6"><text:span text:style-name="T6"><text:a xlink:href="http://googlesystem.blogspot.com/2010/06/google-earth-includes-web-browser.html" xlink:type="simple">http://googlesystem.blogspot.com/2010/06/google-earth-includes-web-browser.html</text:a></text:span></text:p>
              </text:list-item>
              <text:list-item>
                <text:p text:style-name="P6"><text:span text:style-name="T6"><text:a xlink:href="https://community.teamviewer.com/t5/Linux/Update-TeamViewer-13/td-p/24537" xlink:type="simple">https://community.teamviewer.com/t5/Linux/Update-TeamViewer-13/td-p/24537</text:a></text:span></text:p>
              </text:list-item>
              <text:list-item>
                <text:p text:style-name="P6"><text:span text:style-name="T6"><text:a xlink:href="https://www.virtualbox.org/wiki/VBoxMainLogging" xlink:type="simple">https://www.virtualbox.org/wiki/VBoxMainLogging</text:a></text:span></text:p>
              </text:list-item>
              <text:list-item>
                <text:p text:style-name="P6"><text:span text:style-name="T6"><text:a xlink:href="https://web.archive.org/web/20110723145813/http://qt.nokia.com/qt-in-use/story/customer/esa-european-space-agency" xlink:type="simple">https://web.archive.org/web/20110723145813/http://qt.nokia.com/qt-in-use/story/customer/esa-european-space-agency</text:a>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Muchas gracias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p text:style-name="P6">Lourdes Mas Lillo</text:p>
            <text:p text:style-name="P6">Contacto:</text:p>
            <text:p text:style-name="P6">Lourdes.mas.lillo@gmail.com</text:p>
            <text:p text:style-name="P6"/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roid Sans Devanagari" svg:font-family="'Droid Sans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Sans Devanagari2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Arial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en" fo:country="US" style:letter-kerning="true" style:font-name-asian="Droid Sans Devanagari" style:font-family-asian="'Droid Sans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Droid Sans Devanagari" style:font-family-asian="'Droid Sans Devanagari'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Droid Sans Devanagari1" style:font-family-asian="'Droid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roid Sans Devanagari1" style:font-family-asian="'Droid Sans Devanagari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Droid Sans Devanagari1" style:font-family-asian="'Droid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2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20:20:33.631857316</meta:creation-date>
    <meta:editing-duration>PT2H26M6S</meta:editing-duration>
    <meta:editing-cycles>12</meta:editing-cycles>
    <meta:generator>LibreOffice/6.0.7.3.0$Linux_X86_64 LibreOffice_project/00m0$Build-3</meta:generator>
    <dc:title>Inspiration</dc:title>
    <dc:date>2019-01-11T13:28:39.866272597</dc:date>
    <meta:document-statistic meta:object-count="156"/>
  </office:meta>
</office:document-meta>
</file>